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Century Gothic1" svg:font-family="'Century Gothic'" style:font-family-generic="swiss"/>
    <style:font-face style:name="Century Gothic2" svg:font-family="'Century Gothic'" style:font-adornments="Regular" style:font-family-generic="swiss"/>
    <style:font-face style:name="Liberation Sans1" svg:font-family="'Liberation Sans'" style:font-family-generic="decorative" style:font-pitch="variable"/>
    <style:font-face style:name="Stencil" svg:font-family="Stencil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C_LaserSans" svg:font-family="TC_Laser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0.769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0.77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0.76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19cm" fo:min-width="0.769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19cm" fo:min-width="0.7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19cm" fo:min-width="0.771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1cm" fo:min-width="0.769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1cm" fo:min-width="0.77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1cm" fo:min-width="0.771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7.1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  <style:text-properties style:font-name="TC_LaserSans"/>
    </style:style>
    <style:style style:name="P2" style:family="paragraph">
      <loext:graphic-properties draw:fill="solid" draw:fill-color="#ffffff"/>
      <style:paragraph-properties fo:text-align="center"/>
      <style:text-properties style:font-name="TC_LaserSans" fo:font-size="26pt" fo:font-weight="normal" style:font-size-asian="24pt" style:font-size-complex="24pt"/>
    </style:style>
    <style:style style:name="P3" style:family="paragraph">
      <loext:graphic-properties draw:fill="solid" draw:fill-color="#ffffff"/>
      <style:paragraph-properties fo:text-align="center"/>
      <style:text-properties fo:color="#000000" style:font-name="TC_LaserSans" fo:font-size="26pt" fo:font-weight="normal" style:font-size-asian="24pt" style:font-size-complex="24pt"/>
    </style:style>
    <style:style style:name="P4" style:family="paragraph">
      <loext:graphic-properties draw:fill="solid" draw:fill-color="#ffffff"/>
      <style:paragraph-properties fo:text-align="center"/>
      <style:text-properties style:font-name="TC_LaserSans" fo:font-size="26pt" fo:font-style="normal" fo:font-weight="normal" style:font-size-asian="24pt" style:font-size-complex="24pt"/>
    </style:style>
    <style:style style:name="P5" style:family="paragraph">
      <loext:graphic-properties draw:fill="solid" draw:fill-color="#ffffff"/>
      <style:paragraph-properties fo:text-align="center"/>
      <style:text-properties style:font-name="TC_LaserSans" fo:font-size="54pt" fo:font-weight="normal" style:font-size-asian="54pt" style:font-weight-asian="bold" style:font-size-complex="54pt" style:font-weight-complex="bold"/>
    </style:style>
    <style:style style:name="P6" style:family="paragraph">
      <style:paragraph-properties fo:text-align="center"/>
      <style:text-properties style:font-name="Arial"/>
    </style:style>
    <style:style style:name="P7" style:family="paragraph">
      <loext:graphic-properties draw:fill="solid" draw:fill-color="#ffffff"/>
      <style:paragraph-properties fo:text-align="center"/>
      <style:text-properties style:font-name="Arial" fo:font-size="54pt" fo:font-weight="normal" style:font-size-asian="54pt" style:font-weight-asian="bold" style:font-size-complex="54pt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style:font-name="Arial" fo:font-size="26pt" fo:font-weight="normal" style:font-size-asian="24pt" style:font-size-complex="24pt"/>
    </style:style>
    <style:style style:name="T1" style:family="text">
      <style:text-properties fo:font-size="26pt" fo:font-weight="normal" style:font-size-asian="24pt" style:font-size-complex="24pt"/>
    </style:style>
    <style:style style:name="T2" style:family="text">
      <style:text-properties fo:color="#000000" fo:font-size="26pt" fo:font-weight="normal" style:font-size-asian="24pt" style:font-size-complex="24pt"/>
    </style:style>
    <style:style style:name="T3" style:family="text">
      <style:text-properties fo:font-size="26pt" fo:font-style="normal" fo:font-weight="normal" style:font-size-asian="24pt" style:font-size-complex="24pt"/>
    </style:style>
    <style:style style:name="T4" style:family="text">
      <style:text-properties fo:font-size="60pt" fo:font-weight="normal" style:font-size-asian="60pt" style:font-weight-asian="bold" style:font-size-complex="60pt" style:font-weight-complex="bold"/>
    </style:style>
    <style:style style:name="T5" style:family="text">
      <style:text-properties style:font-name="Arial" fo:font-size="60pt" fo:font-weight="normal" style:font-name-asian="Century Gothic2" style:font-size-asian="60pt" style:font-weight-asian="bold" style:font-name-complex="Century Gothic2" style:font-size-complex="60pt" style:font-weight-complex="bold"/>
    </style:style>
    <style:style style:name="T6" style:family="text">
      <style:text-properties fo:font-size="26pt" fo:font-weight="normal" style:font-name-asian="Arial2" style:font-size-asian="24pt" style:font-name-complex="Arial2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69cm" svg:height="1.27cm" svg:x="1.271cm" svg:y="6.35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.54cm" svg:y="6.35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.54cm" svg:y="7.62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3.81cm" svg:y="7.62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68cm" svg:height="1.27cm" svg:x="1.27cm" svg:y="8.89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2.538cm" svg:y="8.89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3.809cm" svg:y="8.89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5.08cm" svg:y="8.89cm">
          <text:p text:style-name="P1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12.701cm" svg:y="8.89cm">
          <text:p text:style-name="P1"><text:span text:style-name="T1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3.97cm" svg:y="8.89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6.511cm" svg:y="8.89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7.781cm" svg:y="8.89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68cm" svg:height="1.27cm" svg:x="20.321cm" svg:y="8.89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3.968cm" svg:y="7.62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5.239cm" svg:y="7.62cm">
          <text:p text:style-name="P1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6.51cm" svg:y="7.62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9.052cm" svg:y="8.89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5.24cm" svg:y="8.89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7.78cm" svg:y="7.62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9.051cm" svg:y="7.62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20.321cm" svg:y="7.62cm">
          <text:p text:style-name="P1"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7.621cm" svg:y="8.89cm">
          <text:p text:style-name="P1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8.89cm" svg:y="8.89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1.431cm" svg:y="8.89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69cm" svg:height="1.27cm" svg:x="1.27cm" svg:y="10.16cm">
          <text:p text:style-name="P1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3.81cm" svg:y="10.16cm">
          <text:p text:style-name="P1"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71cm" svg:height="1.27cm" svg:x="5.08cm" svg:y="10.16cm">
          <text:p text:style-name="P1"><text:span text:style-name="T2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6.351cm" svg:y="10.16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69cm" svg:height="1.27cm" svg:x="7.621cm" svg:y="10.16cm">
          <text:p text:style-name="P1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71cm" svg:height="1.27cm" svg:x="2.539cm" svg:y="10.16cm">
          <text:p text:style-name="P1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0.16cm" svg:y="8.89cm">
          <text:p text:style-name="P1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71cm" svg:height="1.27cm" svg:x="8.89cm" svg:y="10.16cm">
          <text:p text:style-name="P1"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68cm" svg:height="1.27cm" svg:x="20.322cm" svg:y="10.16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15.24cm" svg:y="10.16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6.509cm" svg:y="10.1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9.05cm" svg:y="10.16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.27cm" svg:y="11.43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3.807cm" svg:y="11.43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8.889cm" svg:y="11.43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0.16cm" svg:y="11.43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1.43cm" svg:y="11.43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68cm" svg:height="1.27cm" svg:x="2.539cm" svg:y="11.43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7.779cm" svg:y="10.16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2.701cm" svg:y="11.43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5.08cm" svg:y="11.43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6.349cm" svg:y="11.43cm">
          <text:p text:style-name="P1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.272cm" svg:y="13.97cm">
          <text:p text:style-name="P1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2.542cm" svg:y="13.97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68cm" svg:height="1.27cm" svg:x="5.082cm" svg:y="13.97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1.27cm" svg:y="12.7cm">
          <text:p text:style-name="P1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2.539cm" svg:y="12.7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3.81cm" svg:y="12.7cm">
          <text:p text:style-name="P1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3.813cm" svg:y="13.97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7.619cm" svg:y="11.43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5.08cm" svg:y="12.7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269cm" svg:height="1.269cm" svg:x="7.62cm" svg:y="13.971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1.269cm" svg:x="8.889cm" svg:y="13.971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1.269cm" svg:x="11.431cm" svg:y="13.97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271cm" svg:height="1.269cm" svg:x="12.701cm" svg:y="13.97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1.269cm" svg:x="15.241cm" svg:y="13.97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271cm" svg:height="1.269cm" svg:x="16.509cm" svg:y="13.97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1.269cm" svg:x="16.51cm" svg:y="11.431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271cm" svg:height="1.269cm" svg:x="13.972cm" svg:y="13.97cm">
          <text:p text:style-name="P1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271cm" svg:height="1.269cm" svg:x="10.159cm" svg:y="13.971cm">
          <text:p text:style-name="P1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271cm" svg:height="1.269cm" svg:x="17.78cm" svg:y="11.431cm">
          <text:p text:style-name="P1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1.269cm" svg:x="19.051cm" svg:y="11.431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269cm" svg:height="1.269cm" svg:x="20.321cm" svg:y="11.431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7.78cm" svg:y="12.7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0.321cm" svg:y="12.7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2.7cm" svg:y="16.511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3.97cm" svg:y="11.43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0.159cm" svg:y="12.7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1.43cm" svg:y="12.7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271cm" svg:height="1.269cm" svg:x="19.051cm" svg:y="13.971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9.05cm" svg:y="12.7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2.7cm" svg:y="12.7cm">
          <text:p text:style-name="P1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3.971cm" svg:y="12.7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15.241cm" svg:y="12.7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269cm" svg:height="1.271cm" svg:x="1.27cm" svg:y="15.24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27cm" svg:height="1.271cm" svg:x="2.539cm" svg:y="15.24cm">
          <text:p text:style-name="P1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27cm" svg:height="1.271cm" svg:x="5.08cm" svg:y="15.24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271cm" svg:height="1.271cm" svg:x="6.35cm" svg:y="15.24cm">
          <text:p text:style-name="P1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27cm" svg:height="1.271cm" svg:x="15.24cm" svg:y="15.238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27cm" svg:height="1.271cm" svg:x="16.51cm" svg:y="15.238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271cm" svg:height="1.271cm" svg:x="7.621cm" svg:y="15.24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271cm" svg:height="1.271cm" svg:x="3.809cm" svg:y="15.24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271cm" svg:height="1.271cm" svg:x="17.78cm" svg:y="15.238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27cm" svg:height="1.271cm" svg:x="19.051cm" svg:y="15.238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269cm" svg:height="1.271cm" svg:x="20.321cm" svg:y="15.238cm">
          <text:p text:style-name="P1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2.54cm" svg:y="2.54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5.08cm" svg:y="2.54cm">
          <text:p text:style-name="P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6.35cm" svg:y="2.54cm">
          <text:p text:style-name="P1"><text:span text:style-name="T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8.89cm" svg:y="2.54cm">
          <text:p text:style-name="P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7.62cm" svg:y="2.54cm">
          <text:p text:style-name="P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3.81cm" svg:y="2.54cm">
          <text:p text:style-name="P1"><text:span text:style-name="T3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3.81cm" svg:y="1.27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0.16cm" svg:y="7.62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6.351cm" svg:y="10.16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1.431cm" svg:y="7.62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12.701cm" svg:y="7.62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7.62cm" svg:y="3.81cm">
          <text:p text:style-name="P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8.89cm" svg:y="3.81cm">
          <text:p text:style-name="P1"><text:span text:style-name="T3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0.16cm" svg:y="3.81cm">
          <text:p text:style-name="P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1.43cm" svg:y="3.81cm">
          <text:p text:style-name="P1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.27cm" svg:y="5.08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.541cm" svg:y="5.08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5.082cm" svg:y="5.08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3.811cm" svg:y="5.08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6.352cm" svg:y="5.08cm">
          <text:p text:style-name="P1"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69cm" svg:height="1.27cm" svg:x="1.27cm" svg:y="3.81cm">
          <text:p text:style-name="P1"><text:span text:style-name="T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2.539cm" svg:y="3.81cm">
          <text:p text:style-name="P1"><text:span text:style-name="T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1cm" svg:height="1.27cm" svg:x="3.809cm" svg:y="3.81cm">
          <text:p text:style-name="P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7.62cm" svg:y="5.08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8.89cm" svg:y="5.08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0.16cm" svg:y="5.08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1.431cm" svg:y="5.08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12.701cm" svg:y="5.08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6.351cm" svg:y="10.16cm">
          <text:p text:style-name="P1"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.27cm" svg:y="2.54cm">
          <text:p text:style-name="P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7.62cm" svg:height="2.54cm" svg:x="11.43cm" svg:y="1.27cm">
          <text:p text:style-name="P1"><text:span text:style-name="T4">Lea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.27cm" svg:y="1.27cm">
          <text:p text:style-name="P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2.54cm" svg:y="1.27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5.08cm" svg:y="1.27cm">
          <text:p text:style-name="P1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6.35cm" svg:y="1.27cm">
          <text:p text:style-name="P1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7.62cm" svg:y="1.27cm">
          <text:p text:style-name="P1"><text:span text:style-name="T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6.35cm" svg:y="3.81cm">
          <text:p text:style-name="P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6.51cm" svg:y="3.81cm">
          <text:p text:style-name="P1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7.78cm" svg:y="3.81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9.05cm" svg:y="3.81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0.32cm" svg:y="3.8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6.511cm" svg:y="6.35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3.97cm" svg:y="6.35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2.7cm" svg:y="6.35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5.24cm" svg:y="6.35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11.431cm" svg:y="6.35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7.782cm" svg:y="6.35cm">
          <text:p text:style-name="P1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9.051cm" svg:y="6.35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20.321cm" svg:y="6.35cm">
          <text:p text:style-name="P1"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5.08cm" svg:y="3.81cm">
          <text:p text:style-name="P1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1cm" svg:height="1.27cm" svg:x="12.701cm" svg:y="3.81cm">
          <text:p text:style-name="P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3.97cm" svg:y="3.81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27cm" svg:height="1.271cm" svg:x="13.97cm" svg:y="15.239cm">
          <text:p text:style-name="P1"><text:span text:style-name="T1">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8.89cm" svg:y="1.27cm">
          <text:p text:style-name="P1"><text:span text:style-name="T3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0.16cm" svg:y="1.27cm">
          <text:p text:style-name="P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54cm" svg:height="2.54cm" svg:x="19.05cm" svg:y="1.27cm">
          <text:p text:style-name="P6"><text:span text:style-name="T5">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5.24cm" svg:y="3.81cm">
          <text:p text:style-name="P1"><text:span text:style-name="T3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0.16cm" svg:y="2.54cm">
          <text:p text:style-name="P1"><text:span text:style-name="T3">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3.97cm" svg:y="5.08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5.24cm" svg:y="5.08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6.51cm" svg:y="5.08cm">
          <text:p text:style-name="P1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7.781cm" svg:y="5.08cm">
          <text:p text:style-name="P1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19.051cm" svg:y="5.08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20.32cm" svg:y="5.08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5.081cm" svg:y="6.35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3.81cm" svg:y="6.35cm">
          <text:p text:style-name="P1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6.351cm" svg:y="6.35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7.619cm" svg:y="6.35cm">
          <text:p text:style-name="P1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8.889cm" svg:y="6.35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0.159cm" svg:y="6.35cm">
          <text:p text:style-name="P1"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6.35cm" svg:y="8.89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1.43cm" svg:y="16.51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.27cm" svg:y="16.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.54cm" svg:y="16.51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3.81cm" svg:y="16.51cm">
          <text:p text:style-name="P1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5.08cm" svg:y="16.51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6.35cm" svg:y="16.51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7.62cm" svg:y="16.51cm">
          <text:p text:style-name="P1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8.89cm" svg:y="16.51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0.16cm" svg:y="16.51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271cm" svg:height="1.271cm" svg:x="13.97cm" svg:y="16.51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271cm" svg:height="1.271cm" svg:x="15.24cm" svg:y="16.511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6.51cm" svg:y="16.511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269cm" svg:height="1.269cm" svg:x="17.781cm" svg:y="16.511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1.269cm" svg:x="19.05cm" svg:y="16.511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0.32cm" svg:y="16.511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0.321cm" svg:y="12.7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8.89cm" svg:y="17.78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1.43cm" svg:y="17.78cm">
          <text:p text:style-name="P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2.7cm" svg:y="17.78cm">
          <text:p text:style-name="P1"><text:span text:style-name="T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5.24cm" svg:y="17.78cm">
          <text:p text:style-name="P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3.97cm" svg:y="17.78cm">
          <text:p text:style-name="P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0.16cm" svg:y="17.78cm">
          <text:p text:style-name="P1"><text:span text:style-name="T3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7.62cm" svg:y="17.78cm">
          <text:p text:style-name="P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7.62cm" svg:y="19.05cm">
          <text:p text:style-name="P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0.16cm" svg:y="19.05cm">
          <text:p text:style-name="P1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1.43cm" svg:y="19.05cm">
          <text:p text:style-name="P1"><text:span text:style-name="T3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3.97cm" svg:y="19.05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2.7cm" svg:y="19.05cm">
          <text:p text:style-name="P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8.89cm" svg:y="19.05cm">
          <text:p text:style-name="P1"><text:span text:style-name="T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6.35cm" svg:y="19.05cm">
          <text:p text:style-name="P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5.24cm" svg:y="19.05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6.51cm" svg:y="19.05cm">
          <text:p text:style-name="P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5.08cm" svg:y="20.32cm">
          <text:p text:style-name="P1"><text:span text:style-name="T3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7.62cm" svg:y="20.32cm">
          <text:p text:style-name="P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8.89cm" svg:y="20.32cm">
          <text:p text:style-name="P1"><text:span text:style-name="T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1.43cm" svg:y="20.32cm">
          <text:p text:style-name="P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0.16cm" svg:y="20.32cm">
          <text:p text:style-name="P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6.35cm" svg:y="20.32cm">
          <text:p text:style-name="P1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20.321cm" svg:y="13.97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8.891cm" svg:y="7.62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6.351cm" svg:y="7.62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7.621cm" svg:y="7.62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5.081cm" svg:y="7.62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68cm" svg:height="1.27cm" svg:x="13.973cm" svg:y="10.16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0.16cm" svg:y="10.16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2.701cm" svg:y="10.16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1.43cm" svg:y="10.16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5.239cm" svg:y="11.43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6.349cm" svg:y="12.7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269cm" svg:height="1.269cm" svg:x="7.62cm" svg:y="12.7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6.35cm" svg:y="13.97cm">
          <text:p text:style-name="P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27cm" svg:height="1.271cm" svg:x="8.89cm" svg:y="15.24cm">
          <text:p text:style-name="P1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271cm" svg:height="1.271cm" svg:x="10.16cm" svg:y="15.239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1.43cm" svg:y="15.24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2.7cm" svg:y="15.24cm">
          <text:p text:style-name="P1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.27cm" svg:y="17.78cm">
          <text:p text:style-name="P1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2.54cm" svg:y="17.78cm">
          <text:p text:style-name="P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3.81cm" svg:y="17.78cm">
          <text:p text:style-name="P1"><text:span text:style-name="T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5.08cm" svg:y="17.78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6.51cm" svg:y="17.78cm">
          <text:p text:style-name="P1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7.78cm" svg:y="17.78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269cm" svg:height="1.269cm" svg:x="19.051cm" svg:y="17.78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1.269cm" svg:x="20.32cm" svg:y="17.781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.269cm" svg:y="19.05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2.54cm" svg:y="19.05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3.81cm" svg:y="19.05cm">
          <text:p text:style-name="P1"><text:span text:style-name="T3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5.08cm" svg:y="19.05cm">
          <text:p text:style-name="P1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12.7cm" svg:y="20.32cm">
          <text:p text:style-name="P1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3.97cm" svg:y="20.32cm">
          <text:p text:style-name="P1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5.24cm" svg:y="20.32cm">
          <text:p text:style-name="P1"><text:span text:style-name="T3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6.51cm" svg:y="20.32cm">
          <text:p text:style-name="P1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7.78cm" svg:y="20.32cm">
          <text:p text:style-name="P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19.051cm" svg:y="20.32cm">
          <text:p text:style-name="P1"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269cm" svg:height="1.269cm" svg:x="17.781cm" svg:y="13.97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16.51cm" svg:y="12.7cm">
          <text:p text:style-name="P1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8.89cm" svg:y="12.7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269cm" svg:height="1.269cm" svg:x="6.351cm" svg:y="17.781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3.81cm" svg:y="20.32cm">
          <text:p text:style-name="P1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17.781cm" svg:y="19.05cm">
          <text:p text:style-name="P1"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9.05cm" svg:y="19.05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20.32cm" svg:y="19.05cm">
          <text:p text:style-name="P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7cm" svg:height="1.27cm" svg:x="1.27cm" svg:y="20.32cm">
          <text:p text:style-name="P1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69cm" svg:height="1.27cm" svg:x="2.541cm" svg:y="20.32cm">
          <text:p text:style-name="P1"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1.269cm" svg:height="1.27cm" svg:x="20.321cm" svg:y="20.32cm">
          <text:p text:style-name="P6"><text:span text:style-name="T6">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1cm" svg:height="1.27cm" svg:x="1.269cm" svg:y="7.62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Century Gothic1" svg:font-family="'Century Gothic'" style:font-family-generic="swiss"/>
    <style:font-face style:name="Century Gothic2" svg:font-family="'Century Gothic'" style:font-adornments="Regular" style:font-family-generic="swiss"/>
    <style:font-face style:name="Liberation Sans1" svg:font-family="'Liberation Sans'" style:font-family-generic="decorative" style:font-pitch="variable"/>
    <style:font-face style:name="Stencil" svg:font-family="Stencil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C_LaserSans" svg:font-family="TC_Laser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Windows_x86 LibreOffice_project/e5f16313668ac592c1bfb310f4390624e3dbfb75</meta:generator>
    <dc:date>2015-12-12T15:14:43.624000000</dc:date>
    <meta:editing-duration>PT2H13M6S</meta:editing-duration>
    <meta:editing-cycles>18</meta:editing-cycles>
    <meta:document-statistic meta:object-count="245"/>
  </office:meta>
</office:document-meta>
</file>